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shelfmark</text:p>
          </table:table-cell>
          <table:table-cell table:style-name="ce5" office:value-type="string" calcext:value-type="string">
            <text:p>mh</text:p>
          </table:table-cell>
          <table:table-cell table:style-name="ce9" office:value-type="string" calcext:value-type="string">
            <text:p>title</text:p>
          </table:table-cell>
          <table:table-cell table:style-name="ce4" office:value-type="string" calcext:value-type="string">
            <text:p>edited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L96.H36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Kommt her, ihr Menschen</text:p>
          </table:table-cell>
          <table:table-cell/>
          <table:table-cell office:value-type="string" calcext:value-type="string">
            <text:p><text:a xlink:href="http://hdl.loc.gov/loc.music/musml96.100002" xlink:type="simple">http://hdl.loc.gov/loc.music/musml96.100002</text:a></text:p>
          </table:table-cell>
        </table:table-row>
        <table:table-row table:style-name="ro1">
          <table:table-cell office:value-type="string" calcext:value-type="string">
            <text:p>ML30.8b.H43 G7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/>
          <table:table-cell office:value-type="string" calcext:value-type="string">
            <text:p><text:a xlink:href="https://lccn.loc.gov/2008560621" xlink:type="simple">https://lccn.loc.gov/2008560621</text:a></text:p>
          </table:table-cell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6:Sheet1.C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.00.0000</text:date>, <text:time style:data-style-name="N2" text:time-value="11:19:12.2445407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6-07T11:19:15.442706248</dc:date>
    <meta:editing-duration>PT3H5M49S</meta:editing-duration>
    <meta:editing-cycles>58</meta:editing-cycles>
    <meta:generator>LibreOffice/7.3.3.2$Linux_X86_64 LibreOffice_project/30$Build-2</meta:generator>
    <meta:document-statistic meta:table-count="1" meta:cell-count="13" meta:object-count="0"/>
  </office:meta>
</office:document-meta>
</file>